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strai_il_Numero.xml" manifest:media-type="text/xml"/>
  <manifest:file-entry manifest:full-path="Basic/Standard/Inf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[$Foglio1.$B$3]" style:apply-style-name="Senza_20_nome1" style:base-cell-address="Foglio1.D1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/>
    </style:style>
    <style:style style:name="ce24" style:family="table-cell" style:parent-style-name="Senza_20_nome1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/>
      <style:text-properties fo:color="#000000"/>
      <style:map style:condition="cell-content()=[$Foglio1.$B$3]" style:apply-style-name="Senza_20_nome1" style:base-cell-address="Foglio1.D1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lsante 1" form:control-implementation="ooo:com.sun.star.form.component.CommandButton" xml:id="control1" form:id="control1" form:label="Estrai il Numero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strai_il_Numero.main?language=Basic&amp;location=document" xlink:type="simple"/>
              </office:event-listeners>
            </form:button>
            <form:button form:name="Pulsante 1" form:control-implementation="ooo:com.sun.star.form.component.CommandButton" xml:id="control2" form:id="control2" form:label="Nuova  Partita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strai_il_Numero.Ripulisci?language=Basic&amp;location=document" xlink:type="simple"/>
              </office:event-listeners>
            </form:button>
            <form:button form:name="Pulsante 2" form:control-implementation="ooo:com.sun.star.form.component.CommandButton" xml:id="control3" form:id="control3" form:label="Info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keydown" xlink:href="vnd.sun.star.script:Standard.Info.Main?language=Basic&amp;location=document" xlink:type="simple"/>
                <script:event-listener script:language="ooo:script" script:event-name="dom:mousedown" xlink:href="vnd.sun.star.script:Standard.Info.Main?language=Basic&amp;location=document" xlink:type="simple"/>
              </office:event-listeners>
            </form:button>
          </form:form>
        </office:forms>
        <table:shapes>
          <draw:control draw:z-index="2" draw:name="Campo di controllo 1" draw:style-name="gr1" draw:text-style-name="P1" svg:width="2.219cm" svg:height="1.171cm" svg:x="21.024cm" svg:y="3.571cm" draw:control="control3"/>
        </table:shapes>
        <table:table-column table:style-name="co1" table:number-columns-repeated="3" table:default-cell-style-name="Default"/>
        <table:table-column table:style-name="co2" table:default-cell-style-name="ce9"/>
        <table:table-column table:style-name="co2" table:number-columns-repeated="8" table:default-cell-style-name="ce22"/>
        <table:table-column table:style-name="co2" table:default-cell-style-name="ce26"/>
        <table:table-row table:style-name="ro1">
          <table:table-cell office:value-type="float" office:value="65" calcext:value-type="float">
            <text:p>65</text:p>
            <draw:control table:end-cell-address="Foglio1.C2" table:end-x="2.124cm" table:end-y="0.239cm" draw:z-index="0" draw:style-name="gr1" draw:text-style-name="P1" svg:width="6.308cm" svg:height="1.121cm" svg:x="0.349cm" svg:y="0.317cm" draw:control="control1"/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Numero Estratto</text:p>
          </table:table-cell>
          <table:table-cell table:style-name="ce6"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>
            <draw:control table:end-cell-address="Foglio1.C6" table:end-x="1.991cm" table:end-y="0.013cm" draw:z-index="1" draw:style-name="gr1" draw:text-style-name="P1" svg:width="6.308cm" svg:height="1.12cm" svg:x="0.216cm" svg:y="0.092cm" draw:control="control2"/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string" calcext:value-type="string">
            <text:p>Tot.Numeri Estratti</text:p>
          </table:table-cell>
          <table:table-cell table:style-name="ce7"/>
          <table:table-cell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table:style-name="ce10" office:value-type="float" office:value="81" calcext:value-type="float">
            <text:p>81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88" calcext:value-type="float">
            <text:p>88</text:p>
          </table:table-cell>
          <table:table-cell table:style-name="ce23" office:value-type="float" office:value="89" calcext:value-type="float">
            <text:p>89</text:p>
          </table:table-cell>
          <table:table-cell table:style-name="ce27" office:value-type="float" office:value="90" calcext:value-type="float">
            <text:p>90</text:p>
          </table:table-cell>
        </table:table-row>
        <calcext:conditional-formats>
          <calcext:conditional-format calcext:target-range-address="Foglio1.D1:Foglio1.D1 Foglio1.J1:Foglio1.J1">
            <calcext:condition calcext:apply-style-name="Senza nome1" calcext:value="=[$Foglio1.$B$3]" calcext:base-cell-address="Foglio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it" fo:country="IT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Senza_20_nome1" style:display-name="Senza nome1" style:family="table-cell" style:parent-style-name="Default">
      <style:text-properties fo:color="#ff0000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13:14:00.244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tonio Major</meta:initial-creator>
    <meta:creation-date>2013-10-26T08:23:17.73</meta:creation-date>
    <dc:date>2024-07-15T13:24:20.451000000</dc:date>
    <meta:editing-duration>PT3H20M26S</meta:editing-duration>
    <meta:editing-cycles>41</meta:editing-cycles>
    <meta:generator>LibreOffice/24.2.5.2$Windows_X86_64 LibreOffice_project/bffef4ea93e59bebbeaf7f431bb02b1a39ee8a59</meta:generator>
    <meta:document-statistic meta:table-count="1" meta:cell-count="94" meta:object-count="3"/>
  </office:meta>
</office:document-meta>
</file>

<file path=Basic/Standard/Estrai_il_Numero.xml><?xml version="1.0" encoding="utf-8"?>
<!DOCTYPE module  PUBLIC '-//OpenOffice.org//DTD OfficeDocument 1.0//EN'  'module.dtd'>
<script:module xmlns:script="http://openoffice.org/2000/script" script:name="Estrai_il_Numero" script:language="StarBasic">sub main
With ThisComponent.Sheets(0)
 if .getCellRangeByName("B7").value &lt;&gt; 90 then
     .getCellRangeByName("B3").String = ""
           Do While .getCellRangeByName("B3").String = ""
             NumeroEtratto = 1 + int( Rnd() * (90))
             For i = 3 To 12
              For n = 0 To 8
                Numero = .getCellByPosition(i, n).Value
                If NumeroEtratto = Numero Then
                  if .getCellByPosition(i, n).CellBackColor &lt;&gt; RGB(0, 0, 255) Then
                   .getCellRangeByName("B3").Value = NumeroEtratto
                   .getCellByPosition(i, n).CellBackColor = RGB(0, 0, 255)
                   .getCellRangeByName("B7").Value =  .getCellRangeByName("B7").Value + 1
                  End If
                 End if 
              Next n
             Next i
            Loop
 end if
end with 
end sub


Sub Ripulisci
If  ThisComponent.Sheets(0).getCellRangeByName("B7").Value = 90 Then 
  ThisComponent.Sheets(0).getCellRangeByName("D1:M9").CellBackColor = RGB(255, 255, 255)
  ThisComponent.Sheets(0).getCellRangeByName("B7").String = ""
 Else
 MsgBox "Partita in Corso"  
End if  
End sub
</script:module>
</file>

<file path=Basic/Standard/Info.xml><?xml version="1.0" encoding="utf-8"?>
<!DOCTYPE module  PUBLIC '-//OpenOffice.org//DTD OfficeDocument 1.0//EN'  'module.dtd'>
<script:module xmlns:script="http://openoffice.org/2000/script" script:name="Info" script:language="StarBasic" script:moduleType="normal">REM  *****  BASIC  *****

Sub Main
msgbox("Benvenuto!"&amp; CHR$(13) &amp;"Questo è un semplice gioco della tombola che ho trovato a questo link: https://forum.openoffice.org/it/forum/viewtopic.php?t=4804"&amp; CHR$(13) &amp; "Oltre ad essere il classico gioco della tombola ho trovato molto interessante questo file per imparare le principali nozioni di BASIC."&amp; CHR$(13) &amp;"RETTIFICA: Ho migliorato alcuni bug rispetto alla versione originale."&amp; CHR$(13) &amp;"Buon divertimento/apprendimento.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strai_il_Numero"/>
  <library:element library:name="Inf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